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ContentHandler.endElement( String arg0 , String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feContentHandler.skippedEntity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setDocumentLocator( Locato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feContentHandler.startElement( String arg0 , String arg1 , String arg2 , Attributes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startPrefixMapping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characters( char [ ] arg0 , int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processingInstruction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endPrefixMapp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ignorableWhitespace( char [ ] arg0 , int arg1 , in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ContentHandler.Safe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